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>
      <style:text-properties fo:color="#000000" loext:opacity="100%" fo:language="zxx" fo:country="none" style:text-underline-style="solid" style:text-underline-width="auto" style:text-underline-color="font-color" fo:font-weight="bold" officeooo:rsid="001e1ae4" officeooo:paragraph-rsid="001e1ae4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 style:list-style-name="L1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 style:list-style-name="L2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 style:list-style-name="L3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 style:list-style-name="L3">
      <style:text-properties fo:color="#000000" loext:opacity="100%" fo:language="zxx" fo:country="none" style:text-underline-style="none" fo:font-weight="normal" officeooo:rsid="001edffc" officeooo:paragraph-rsid="001edffc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color="#000000" loext:opacity="100%" fo:language="zxx" fo:country="none" style:text-underline-style="none" fo:font-weight="normal" officeooo:rsid="001edffc" officeooo:paragraph-rsid="001edffc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color="#000000" loext:opacity="100%" fo:language="zxx" fo:country="none" style:text-underline-style="none" fo:font-weight="bold" officeooo:rsid="001edffc" officeooo:paragraph-rsid="001edffc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 style:list-style-name="L3">
      <style:text-properties fo:color="#000000" loext:opacity="100%" fo:language="zxx" fo:country="none" style:text-underline-style="solid" style:text-underline-width="auto" style:text-underline-color="font-color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fo:language="zxx" fo:country="none" style:text-underline-style="solid" style:text-underline-width="auto" style:text-underline-color="font-color" fo:font-weight="bold" officeooo:rsid="001edffc" officeooo:paragraph-rsid="001edffc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ta o de agora traballamos con algunha variable nos nosos programas, pero ás veces precisamos traballar con gran cantidad de información (variables) agrupadas nun mesmo nome. Por exemplo:</text:p>
      <text:p text:style-name="P1"><text:tab/>float temperatura</text:p>
      <text:p text:style-name="P1"><text:tab/>float t1,t2,t3....,t365</text:p>
      <text:p text:style-name="P1">Estrutura de datos : conjunto de datos que se agrupan nunha soa</text:p>
      <text:p text:style-name="P1">Java nos dá dous tipos de estruturas:</text:p>
      <text:list text:style-name="L1">
        <text:list-item>
          <text:p text:style-name="P3"><text:span text:style-name="T1">Arrays</text:span>, vectores, matrices:</text:p>
          <text:list>
            <text:list-item>
              <text:p text:style-name="P3">Son as estruturas máis sinxelas</text:p>
            </text:list-item>
            <text:list-item>
              <text:p text:style-name="P3">Permiten almacenar datos básicos ou obxectos.</text:p>
            </text:list-item>
            <text:list-item>
              <text:p text:style-name="P3">Datos do mesmo tipo</text:p>
            </text:list-item>
            <text:list-item>
              <text:p text:style-name="P3">Xestión da memoria é estatica (reserva memoria en tempo de compilación)</text:p>
            </text:list-item>
          </text:list>
        </text:list-item>
        <text:list-item>
          <text:p text:style-name="P3"><text:span text:style-name="T1">Coleccións</text:span>:</text:p>
          <text:list>
            <text:list-item>
              <text:p text:style-name="P3">Estruturas máis complexas, por que conteñen clases</text:p>
            </text:list-item>
            <text:list-item>
              <text:p text:style-name="P3">Xestión de memoria dinámica (reservase en tempo de execución)</text:p>
            </text:list-item>
            <text:list-item>
              <text:p text:style-name="P3">Só almacena obxetos</text:p>
            </text:list-item>
          </text:list>
        </text:list-item>
      </text:list>
      <text:p text:style-name="P1"/>
      <text:p text:style-name="P1"><text:span text:style-name="T1">Coleccións</text:span>:</text:p>
      <text:list text:style-name="L2">
        <text:list-item>
          <text:p text:style-name="P4">List -&gt; Listas que poden ter elementos duplicados e accédense aos elementos mediante 1 indice</text:p>
          <text:list>
            <text:list-item>
              <text:p text:style-name="P4">Arraylists: ten un acceso aleatorio moi rápido e un borrado ou engadido no medio da lista lento</text:p>
            </text:list-item>
            <text:list-item>
              <text:p text:style-name="P4">Linkedist: ten un acceso secuencial e un borrado ou engadido no medio da lista rápido</text:p>
            </text:list-item>
          </text:list>
        </text:list-item>
        <text:list-item>
          <text:p text:style-name="P4">Set -&gt; Conxunto de elementos que non admiten elementos duplicados</text:p>
        </text:list-item>
        <text:list-item>
          <text:p text:style-name="P4">Queue -&gt;FIFO (first input, first output)</text:p>
        </text:list-item>
        <text:list-item>
          <text:p text:style-name="P4">Pila -&gt; <text:s/>LIFO (last input, first output)</text:p>
        </text:list-item>
        <text:list-item>
          <text:p text:style-name="P4">Map -&gt; (clave, valor)</text:p>
        </text:list-item>
      </text:list>
      <text:p text:style-name="P1"/>
      <text:p text:style-name="P2">Arrays</text:p>
      <text:p text:style-name="P1"><text:tab/>As arrays son un conxunto de elementos do mesmo tipo que ocupan posiciones consecutivas. Cada un dos elementos leva o nome do array e un subíndice entre corchetes que marca a posición.</text:p>
      <text:p text:style-name="P1"><text:tab/>- Declaración </text:p>
      <text:p text:style-name="P1"><text:tab/><text:tab/>tipo nomeArray[]; --&gt; float temperaturas[]; <text:s text:c="4"/>corchete indica conxunto de elementos</text:p>
      <text:p text:style-name="P1"><text:tab/><text:tab/>tipo []nomeArray; --&gt; float []temperaturas; <text:s text:c="4"/>é o mesmo co do arriba</text:p>
      <text:p text:style-name="P1">Xeralmente se declara e crea na mesma posición: (crear significa crear espacio na memoria para a os elementos da array)</text:p>
      <text:p text:style-name="P1"><text:tab/>float temperaturas = new float[7];</text:p>
      <text:p text:style-name="P1"><text:tab/>temperaturas -&gt; [10][11][20][23][14] <text:s text:c="2"/>-&gt; se empiezan a contar las posiciones desde el 0</text:p>
      <text:p text:style-name="P1">A array pode conter elementos ou obxetos.</text:p>
      <text:p text:style-name="P1">Os elementos da array se nomean co nome da array co subíndice da posición na que estén: </text:p>
      <text:p text:style-name="P1">nomeArray[posicion];</text:p>
      <text:list text:style-name="L3">
        <text:list-item>
          <text:p text:style-name="P9">Inicializar<text:span text:style-name="T3">: darlle os valores a cada posicion de seguido.</text:span></text:p>
          <text:list>
            <text:list-header>
              <text:p text:style-name="P5">float temperaturas[] = {10f, 11f, 20f, 23f, 14f};</text:p>
            </text:list-header>
          </text:list>
        </text:list-item>
        <text:list-item>
          <text:p text:style-name="P9">Darlle valores aos elementos:</text:p>
          <text:list>
            <text:list-header>
              <text:p text:style-name="P5">float [] temperaturas = new float [5];</text:p>
              <text:p text:style-name="P5">temperaturas[0] = 10f;</text:p>
              <text:p text:style-name="P5">temperaturas [4] = 14f;</text:p>
              <text:p text:style-name="P6">xogadores[0] = new Futbol("pepe", 1);</text:p>
            </text:list-header>
          </text:list>
        </text:list-item>
      </text:list>
      <text:p text:style-name="P7">Normalmente úsanse os for para darlle valores:</text:p>
      <text:p text:style-name="P7"><text:tab/>for (int i = 0; i &lt; temperaturas.lenght; i++){temperaturas[i] = PedirDatos();}</text:p>
      <text:p text:style-name="P7"/>
      <text:p text:style-name="P7"><text:soft-page-break/>Para ordenar unha array utilizaremos 2 for e unha variable auxiliar:</text:p>
      <text:p text:style-name="P7"/>
      <text:p text:style-name="P7">i=0; i&lt;array.lenght;i++;{</text:p>
      <text:p text:style-name="P7"><text:tab/>j=i+1;j&lt;array.lenght;j++{</text:p>
      <text:p text:style-name="P7"><text:tab/><text:tab/>if array[i]&gt;array[j]{</text:p>
      <text:p text:style-name="P7"><text:tab/><text:tab/><text:tab/>aux = array[i];</text:p>
      <text:p text:style-name="P7"><text:tab/><text:tab/><text:tab/>array[i]=array[j];</text:p>
      <text:p text:style-name="P7"><text:tab/><text:tab/><text:tab/>array[j]=aux;</text:p>
      <text:p text:style-name="P7"><text:tab/><text:tab/>}</text:p>
      <text:p text:style-name="P7"><text:tab/>}</text:p>
      <text:p text:style-name="P7">}</text:p>
      <text:p text:style-name="P7"/>
      <text:p text:style-name="P7">Para borrar un elemento da array tendremos que dar un valor ao tamaño da array para poder facerlo correctamente, igual co añadido.</text:p>
      <text:p text:style-name="P7"/>
      <text:p text:style-name="P7">elementoABorrar;</text:p>
      <text:p text:style-name="P7">i=0;i&lt;tamaño;i++{</text:p>
      <text:p text:style-name="P7"><text:tab/>if(elementoABorrar==lista[i]){</text:p>
      <text:p text:style-name="P7"><text:tab/><text:tab/>j=i;j&lt;tamaño-1;j++{</text:p>
      <text:p text:style-name="P7"><text:tab/><text:tab/><text:tab/>lista[j]=lista[j+1];</text:p>
      <text:p text:style-name="P7"><text:tab/><text:tab/>}</text:p>
      <text:p text:style-name="P7"><text:tab/><text:tab/>tamaño--;</text:p>
      <text:p text:style-name="P7"><text:tab/>}</text:p>
      <text:p text:style-name="P7">}</text:p>
      <text:p text:style-name="P7"/>
      <text:p text:style-name="P7">Engadir un elemento (só si o tamaño da array borrárase un elemento antes):</text:p>
      <text:p text:style-name="P7">if(tam &lt; temperaturas.lenght){</text:p>
      <text:p text:style-name="P7"><text:tab/>temperaturas[tam] = PedirDatos;</text:p>
      <text:p text:style-name="P7"><text:tab/>tam++</text:p>
      <text:p text:style-name="P7">}else{</text:p>
      <text:p text:style-name="P7"><text:tab/>sout ("Non se pode engadir");</text:p>
      <text:p text:style-name="P7">}</text:p>
      <text:p text:style-name="P7"/>
      <text:p text:style-name="P7"/>
      <text:p text:style-name="P7"/>
      <text:p text:style-name="P10">Arrays bidimensionais<text:span text:style-name="T4"> (matrices):</text:span></text:p>
      <text:p text:style-name="P10"><text:span text:style-name="T4"><text:tab/>Unha array bidimensional é un conxunto de arrays. Primero facemos a declaración e a creación dela:</text:span></text:p>
      <text:p text:style-name="P10"><text:span text:style-name="T4">int[][]matriz; int matriz[][] --&gt; como nas arrays unidimensionais podese por os [] onde máis guste</text:span></text:p>
      <text:p text:style-name="P10"><text:span text:style-name="T4">int [][]matriz = new int [x][y] --&gt; x*y = z (espacios en memoria) x=filas, y=columnas</text:span></text:p>
      <text:p text:style-name="P10"><text:span text:style-name="T4">ejemplo:</text:span></text:p>
      <text:p text:style-name="P10"><text:span text:style-name="T4">int [][]matriz = new int[3][3] --&gt; 9 espacios en memoria(seguidos en horizontal)</text:span></text:p>
      <text:p text:style-name="P10"><text:span text:style-name="T4"/></text:p>
      <text:p text:style-name="P10"><text:span text:style-name="T4">[f0,c0][f0,c1][f0,c2][f1,c0][f1,c1][f1,c2][f2,c0][f2,c1][f2,c2] --&gt; gárdanse en espacios en horizontal, o conxunto das arrays van en orden de filas, polo que neste caso abría 3 arrays conxuntas.</text:span></text:p>
      <text:p text:style-name="P8"><text:span text:style-name="T5"><text:tab/></text:span><text:span text:style-name="T2">Dar valores</text:span><text:span text:style-name="T5">:</text:span></text:p>
      <text:p text:style-name="P8"><text:span text:style-name="T5">inicializar:</text:span></text:p>
      <text:p text:style-name="P8"><text:span text:style-name="T5"><text:tab/>int [][]matriz = {{2,1,3},{4,7,9},{5,3,2}}</text:span></text:p>
      <text:p text:style-name="P8"><text:span text:style-name="T5">dar valores os elementos:</text:span></text:p>
      <text:p text:style-name="P8"><text:span text:style-name="T5"><text:tab/>matriz[0][0] = 2;</text:span></text:p>
      <text:p text:style-name="P8"><text:span text:style-name="T5"><text:tab/>matriz[0][1] = 1;</text:span></text:p>
      <text:p text:style-name="P8"><text:span text:style-name="T5"><text:tab/>matriz[0][2] = 3;</text:span></text:p>
      <text:p text:style-name="P8"><text:soft-page-break/><text:span text:style-name="T5"><text:tab/>matriz[1][0] = 4;...</text:span></text:p>
      <text:p text:style-name="P8"><text:span text:style-name="T5"/></text:p>
      <text:p text:style-name="P8"><text:span text:style-name="T5"><text:tab/>i=0; i &lt; matriz.lenght; i++{ <text:s text:c="5"/>//matriz.lenght colle a lonxitude da array en horizontal</text:span></text:p>
      <text:p text:style-name="P8"><text:span text:style-name="T5"><text:tab/><text:tab/>j=0; j &lt; matriz[i].lenght; j++{ <text:s text:c="3"/>//matriz[i].lenght colle a lonxitude da columna da <text:tab/><text:tab/><text:tab/><text:tab/><text:tab/><text:tab/> <text:s text:c="3"/>//array matriz[i]</text:span></text:p>
      <text:p text:style-name="P8"><text:span text:style-name="T5"><text:tab/><text:tab/><text:tab/>matriz[i][j] = PedirDatos;</text:span></text:p>
      <text:p text:style-name="P8"><text:span text:style-name="T5"><text:tab/><text:tab/>}</text:span></text:p>
      <text:p text:style-name="P8"><text:span text:style-name="T5"><text:tab/>}</text:span></text:p>
      <text:p text:style-name="P8"><text:span text:style-name="T5"/></text:p>
      <text:p text:style-name="P8"><text:span text:style-name="T5">Math.random() --&gt; colle valores do 0.0 ao 0.9 --&gt; a mellor maneira de facelo sería:</text:span></text:p>
      <text:p text:style-name="P8"><text:span text:style-name="T5">(tipo de dato a conseguir) (Math.random()*(máximo-minimo)+minimo);</text:span></text:p>
      <text:p text:style-name="P8"><text:span text:style-name="T5">//no inclúe o máximo e o mínimo</text:span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7:03:31.103000000</meta:creation-date>
    <dc:date>2023-01-28T10:21:55.374000000</dc:date>
    <meta:editing-duration>PT2H48M8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92" meta:word-count="630" meta:character-count="4094" meta:non-whitespace-character-count="3495"/>
  </office:meta>
</office:document-meta>
</file>